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6.36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super 58%"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super 58%" fo:font-size="32pt" style:font-size-asian="32pt" style:font-size-complex="32pt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Pivotal PDF Tests</text:p>
            <text:p><text:span text:style-name="T1">April 2</text:span><text:span text:style-name="T2">nd</text:span><text:span text:style-name="T1">, 2012 to May 20</text:span><text:span text:style-name="T2">th</text:span><text:span text:style-name="T1">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3" draw:layer="layout" svg:width="25.199cm" svg:height="3.506cm" svg:x="1.4cm" svg:y="0.837cm" presentation:class="title">
          <draw:text-box>
            <text:p>A Simple Story</text:p>
          </draw:text-box>
        </draw:frame>
        <draw:frame presentation:style-name="pr4" draw:layer="layout" svg:width="25.199cm" svg:height="6.61cm" svg:x="1.4cm" svg:y="4.914cm" presentation:class="outline">
          <draw:text-box>
            <text:list text:style-name="L3">
              <text:list-header>
                <text:p>As a PivotalPDF user I would like to have my story output to a PDF document so that I can couple them with other project documentation.</text:p>
              </text:list-header>
            </text:list>
          </draw:text-box>
        </draw:frame>
        <draw:frame presentation:style-name="pr4" draw:text-style-name="P1" draw:layer="layout" svg:width="25.199cm" svg:height="6.61cm" svg:x="1.4cm" svg:y="12.153cm" presentation:class="outline">
          <draw:text-box>
            <text:list text:style-name="L3">
              <text:list-item>
                <text:p text:style-name="P1"><text:span text:style-name="T3">Accepted: May 4</text:span><text:span text:style-name="T4">th</text:span><text:span text:style-name="T3">, 2012</text:span></text:p>
              </text:list-item>
              <text:list-item>
                <text:p text:style-name="P1"><text:span text:style-name="T3">Duration: 1 day</text:span></text:p>
              </text:list-item>
              <text:list-item>
                <text:p text:style-name="P1"><text:span text:style-name="T3">Size: 1 poi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draw:frame presentation:style-name="pr6" draw:layer="layout" svg:width="25.199cm" svg:height="3.506cm" svg:x="1.4cm" svg:y="0.837cm" presentation:class="title">
          <draw:text-box>
            <text:p>A Multi Paragraph Story</text:p>
          </draw:text-box>
        </draw:frame>
        <draw:frame presentation:style-name="pr7" draw:layer="layout" svg:width="25.199cm" svg:height="6.61cm" svg:x="1.4cm" svg:y="4.914cm" presentation:class="outline">
          <draw:text-box>
            <text:list text:style-name="L3">
              <text:list-header>
                <text:p>As a PivotalPDF user I would like to have my multi-paragraph stories output in the same layout as they appear in Pivotal Tracker, so that I get what I'm expecting.</text:p>
              </text:list-header>
            </text:list>
          </draw:text-box>
        </draw:frame>
        <draw:frame presentation:style-name="pr7" draw:layer="layout" svg:width="25.199cm" svg:height="6.61cm" svg:x="1.4cm" svg:y="12.153cm" presentation:class="outline">
          <draw:text-box>
            <text:list text:style-name="L3">
              <text:list-item>
                <text:p>Accepted: May 4<text:span text:style-name="T5">th</text:span>, 2012</text:p>
              </text:list-item>
              <text:list-item>
                <text:p>Duration: 1 day</text:p>
              </text:list-item>
              <text:list-item>
                <text:p>Size: 1 po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draw:frame presentation:style-name="pr6" draw:layer="layout" svg:width="25.199cm" svg:height="3.506cm" svg:x="1.4cm" svg:y="0.837cm" presentation:class="title">
          <draw:text-box>
            <text:p>Full Story Document</text:p>
          </draw:text-box>
        </draw:frame>
        <draw:frame presentation:style-name="pr7" draw:layer="layout" svg:width="25.199cm" svg:height="6.61cm" svg:x="1.4cm" svg:y="4.914cm" presentation:class="outline">
          <draw:text-box>
            <text:list text:style-name="L3">
              <text:list-header>
                <text:p>As a Pivotal PDF user I would like to have my stories output in a document format that shows the details of each story, so that I can archive the information with the deployment details.</text:p>
              </text:list-header>
            </text:list>
          </draw:text-box>
        </draw:frame>
        <draw:frame presentation:style-name="pr7" draw:layer="layout" svg:width="25.199cm" svg:height="6.61cm" svg:x="1.4cm" svg:y="12.153cm" presentation:class="outline">
          <draw:text-box>
            <text:list text:style-name="L3">
              <text:list-item>
                <text:p>Started: May 17<text:span text:style-name="T5">th</text:span>, 2012</text:p>
              </text:list-item>
              <text:list-item>
                <text:p>Anticipate Completion Before: May 20<text:span text:style-name="T5">th</text:span>, 2012</text:p>
              </text:list-item>
              <text:list-item>
                <text:p>Size: 1 po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draw:frame presentation:style-name="pr6" draw:layer="layout" svg:width="25.199cm" svg:height="3.506cm" svg:x="1.4cm" svg:y="0.837cm" presentation:class="title">
          <draw:text-box>
            <text:p>Abbreviated Story Document</text:p>
          </draw:text-box>
        </draw:frame>
        <draw:frame presentation:style-name="pr7" draw:layer="layout" svg:width="25.199cm" svg:height="6.61cm" svg:x="1.4cm" svg:y="4.914cm" presentation:class="outline">
          <draw:text-box>
            <text:list text:style-name="L3">
              <text:list-header>
                <text:p>As a Pivotal PDF user I would like my stories to be output in an abbreviated format so that I can quickly communicate the status of a project when Pivotal Tracker is not available.</text:p>
              </text:list-header>
            </text:list>
          </draw:text-box>
        </draw:frame>
        <draw:frame presentation:style-name="pr7" draw:layer="layout" svg:width="25.199cm" svg:height="6.61cm" svg:x="1.4cm" svg:y="12.153cm" presentation:class="outline">
          <draw:text-box>
            <text:list text:style-name="L3">
              <text:list-item>
                <text:p>Scheduled For May 21<text:span text:style-name="T5">st</text:span> Sprint</text:p>
              </text:list-item>
              <text:list-item>
                <text:p>Size: 2 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draw:frame presentation:style-name="pr6" draw:layer="layout" svg:width="25.199cm" svg:height="3.506cm" svg:x="1.4cm" svg:y="0.837cm" presentation:class="title">
          <draw:text-box>
            <text:p>An Icebox Story</text:p>
          </draw:text-box>
        </draw:frame>
        <draw:frame presentation:style-name="pr7" draw:layer="layout" svg:width="25.199cm" svg:height="6.61cm" svg:x="1.4cm" svg:y="4.914cm" presentation:class="outline">
          <draw:text-box>
            <text:list text:style-name="L3">
              <text:list-header>
                <text:p>As a PivotalPDF user I would like to have icebox stories associated with my Icebox.</text:p>
              </text:list-header>
            </text:list>
          </draw:text-box>
        </draw:frame>
        <draw:frame presentation:style-name="pr7" draw:layer="layout" svg:width="25.199cm" svg:height="6.61cm" svg:x="1.4cm" svg:y="12.153cm" presentation:class="outline">
          <draw:text-box>
            <text:list text:style-name="L3">
              <text:list-item>
                <text:p>In the icebox</text:p>
              </text:list-item>
              <text:list-item>
                <text:p>Unestim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r Brandt</meta:initial-creator>
    <meta:creation-date>2012-05-18T16:15:43</meta:creation-date>
    <meta:editing-duration>PT16S</meta:editing-duration>
    <meta:editing-cycles>2</meta:editing-cycles>
    <dc:date>2012-05-18T16:31:42</dc:date>
    <dc:creator>Christopher Brandt</dc:creator>
    <meta:document-statistic meta:object-count="49"/>
    <meta:generator>LibreOffice/3.4$Unix LibreOffice_project/340m1$Build-402</meta:generator>
  </office:meta>
</office:document-meta>
</file>